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99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66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ort" table:style-name="ta1">
        <table:shapes>
          <draw:frame draw:z-index="0" draw:style-name="gr1" draw:text-style-name="P1" svg:width="159.93mm" svg:height="90.04mm" svg:x="22.57mm" svg:y="40.91mm">
            <loext:p draw:notify-on-update-of-ranges="Sort.B2:Sort.B2 Sort.B3:Sort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4mm" svg:height="90.04mm" svg:x="207.3mm" svg:y="40.92mm">
            <loext:p draw:notify-on-update-of-ranges="Sort.C2:Sort.C2 Sort.C3:Sort.C6 Sort.D2:Sort.D2 Sort.D3:Sort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 is in milliseconds (ms)</text:p>
          </table:table-cell>
          <table:covered-table-cell table:number-columns-repeated="2" table:style-name="ce4"/>
          <table:covered-table-cell/>
        </table:table-row>
        <table:table-row table:style-name="ro1">
          <table:table-cell table:style-name="ce2"/>
          <table:table-cell table:style-name="ce5" office:value-type="string" calcext:value-type="string">
            <text:p>Insertion Sort</text:p>
          </table:table-cell>
          <table:table-cell table:style-name="ce5" office:value-type="string" calcext:value-type="string">
            <text:p>Merge Sort</text:p>
          </table:table-cell>
          <table:table-cell table:style-name="ce5" office:value-type="string" calcext:value-type="string">
            <text:p>Heap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248" calcext:value-type="float">
            <text:p>5248</text:p>
          </table:table-cell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21803" calcext:value-type="float">
            <text:p>521803</text:p>
          </table:table-cell>
          <table:table-cell office:value-type="float" office:value="406" calcext:value-type="float">
            <text:p>406</text:p>
          </table:table-cell>
          <table:table-cell office:value-type="float" office:value="891" calcext:value-type="float">
            <text:p>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1:07:35.7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0:46:42.017000000</meta:creation-date>
    <dc:date>2018-01-05T01:18:36.530000000</dc:date>
    <meta:editing-duration>PT24M43S</meta:editing-duration>
    <meta:editing-cycles>6</meta:editing-cycles>
    <meta:generator>LibreOffice/5.1.6.2$Windows_x86 LibreOffice_project/07ac168c60a517dba0f0d7bc7540f5afa45f0909</meta:generator>
    <meta:document-statistic meta:table-count="1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line" chart:style-name="ch1">
        <chart:legend chart:legend-position="end" svg:x="12.613cm" svg:y="4.203cm" style:legend-expansion="high" chart:style-name="ch2"/>
        <chart:plot-area chart:style-name="ch3" table:cell-range-address="Sort.B2:Sort.B6" chart:data-source-has-labels="row" svg:x="0.319cm" svg:y="0.18cm" svg:width="11.975cm" svg:height="8.645cm">
          <chartooo:coordinate-region svg:x="1.681cm" svg:y="0.379cm" svg:width="10.51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rt.B3:Sort.B6" chart:label-cell-address="Sort.B2:Sort.B2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</text:p>
                <draw:g>
                  <svg:desc>Sort.B2:Sor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">
                <text:p>47</text:p>
                <draw:g>
                  <svg:desc>Sort.B3:Sor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48">
                <text:p>5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1803">
                <text:p>521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2.958cm" svg:y="3.954cm" style:legend-expansion="high" chart:style-name="ch2"/>
        <chart:plot-area chart:style-name="ch3" table:cell-range-address="Sort.C2:Sort.D6" chart:data-source-has-labels="row" svg:x="0.319cm" svg:y="0.18cm" svg:width="12.32cm" svg:height="8.645cm">
          <chartooo:coordinate-region svg:x="1.126cm" svg:y="0.379cm" svg:width="11.23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rt.C3:Sort.C6" chart:label-cell-address="Sort.C2:Sort.C2" chart:class="chart:line">
            <chart:data-point chart:repeated="4"/>
          </chart:series>
          <chart:series chart:style-name="ch7" chart:values-cell-range-address="Sort.D3:Sort.D6" chart:label-cell-address="Sort.D2:Sort.D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</text:p>
                <draw:g>
                  <svg:desc>Sort.C2:Sort.C2</svg:desc>
                </draw:g>
              </table:table-cell>
              <table:table-cell office:value-type="string">
                <text:p>Heap Sort</text:p>
                <draw:g>
                  <svg:desc>Sort.D2:Sort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ort.C3:Sort.C6</svg:desc>
                </draw:g>
              </table:table-cell>
              <table:table-cell office:value-type="float" office:value="16">
                <text:p>16</text:p>
                <draw:g>
                  <svg:desc>Sort.D3:Sort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">
                <text:p>9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">
                <text:p>406</text:p>
              </table:table-cell>
              <table:table-cell office:value-type="float" office:value="891">
                <text:p>8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